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500000261A34E0986CF4D3125.png" manifest:media-type="image/png"/>
  <manifest:file-entry manifest:full-path="Pictures/100093180000849B000062466C4A298E9830D13D.emf" manifest:media-type="image/x-emf"/>
  <manifest:file-entry manifest:full-path="Pictures/10000001000003350000026173586B409B570B22.png" manifest:media-type="image/png"/>
  <manifest:file-entry manifest:full-path="Pictures/1000C1A40000849B00006246F165B9A8D322F862.emf" manifest:media-type="image/x-emf"/>
  <manifest:file-entry manifest:full-path="Pictures/10000001000003130000027C95499018089612D9.png" manifest:media-type="image/png"/>
  <manifest:file-entry manifest:full-path="Pictures/100079CC000079A6000062462906C26AA16125DA.emf" manifest:media-type="image/x-emf"/>
  <manifest:file-entry manifest:full-path="Pictures/100000010000033500000261F53D39401559B061.png" manifest:media-type="image/png"/>
  <manifest:file-entry manifest:full-path="Pictures/TablePreview1.svm" manifest:media-type=""/>
  <manifest:file-entry manifest:full-path="Pictures/10007AE00000849B00006246E61BD6A8E0AFC403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2.843cm" style:use-optimal-column-width="false"/>
    </style:style>
    <style:style style:name="co2" style:family="table-column">
      <style:table-column-properties style:column-width="2.847cm" style:use-optimal-column-width="false"/>
    </style:style>
    <style:style style:name="co3" style:family="table-column">
      <style:table-column-properties style:column-width="2.868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1.623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517cm" svg:x="1.952cm" svg:y="0.135cm">
          <draw:image xlink:href="Pictures/10007AE00000849B00006246E61BD6A8E0AFC403.emf" xlink:type="simple" xlink:show="embed" xlink:actuate="onLoad" draw:mime-type="image/x-emf">
            <text:p/>
          </draw:image>
          <draw:image xlink:href="Pictures/100000010000033500000261F53D39401559B061.png" xlink:type="simple" xlink:show="embed" xlink:actuate="onLoad" draw:mime-type="image/png"/>
        </draw:frame>
        <draw:frame draw:style-name="gr1" draw:text-style-name="P1" draw:layer="layout" svg:width="19.589cm" svg:height="15.824cm" svg:x="1.952cm" svg:y="14.386cm">
          <draw:image xlink:href="Pictures/100079CC000079A6000062462906C26AA16125DA.emf" xlink:type="simple" xlink:show="embed" xlink:actuate="onLoad" draw:mime-type="image/x-emf">
            <text:p/>
          </draw:image>
          <draw:image xlink:href="Pictures/10000001000003130000027C95499018089612D9.png" xlink:type="simple" xlink:show="embed" xlink:actuate="onLoad" draw:mime-type="image/png"/>
        </draw:frame>
        <draw:frame draw:style-name="gr1" draw:text-style-name="P1" draw:layer="layout" svg:width="19.589cm" svg:height="14.517cm" svg:x="2.001cm" svg:y="29.892cm">
          <draw:image xlink:href="Pictures/1000C1A40000849B00006246F165B9A8D322F862.emf" xlink:type="simple" xlink:show="embed" xlink:actuate="onLoad" draw:mime-type="image/x-emf">
            <text:p/>
          </draw:image>
          <draw:image xlink:href="Pictures/10000001000003350000026173586B409B570B22.png" xlink:type="simple" xlink:show="embed" xlink:actuate="onLoad" draw:mime-type="image/png"/>
        </draw:frame>
        <draw:frame draw:style-name="gr2" draw:text-style-name="P2" draw:layer="layout" svg:width="1.349cm" svg:height="0.962cm" svg:x="7.588cm" svg:y="7.35cm">
          <draw:text-box>
            <text:p>UT</text:p>
          </draw:text-box>
        </draw:frame>
        <draw:frame draw:style-name="gr2" draw:text-style-name="P2" draw:layer="layout" svg:width="1.349cm" svg:height="0.962cm" svg:x="6.318cm" svg:y="22.263cm">
          <draw:text-box>
            <text:p>HT</text:p>
          </draw:text-box>
        </draw:frame>
        <draw:frame draw:style-name="gr2" draw:text-style-name="P2" draw:layer="layout" svg:width="3.567cm" svg:height="0.962cm" svg:x="5.445cm" svg:y="37.503cm">
          <draw:text-box>
            <text:p>MX-UT-0.5</text:p>
          </draw:text-box>
        </draw:frame>
        <draw:frame draw:style-name="gr1" draw:text-style-name="P1" draw:layer="layout" svg:width="19.589cm" svg:height="14.517cm" svg:x="2.001cm" svg:y="44.268cm">
          <draw:image xlink:href="Pictures/100093180000849B000062466C4A298E9830D13D.emf" xlink:type="simple" xlink:show="embed" xlink:actuate="onLoad" draw:mime-type="image/x-emf">
            <text:p/>
          </draw:image>
          <draw:image xlink:href="Pictures/100000010000033500000261A34E0986CF4D3125.png" xlink:type="simple" xlink:show="embed" xlink:actuate="onLoad" draw:mime-type="image/png"/>
        </draw:frame>
        <draw:frame draw:style-name="gr2" draw:text-style-name="P2" draw:layer="layout" svg:width="3.567cm" svg:height="0.962cm" svg:x="5.762cm" svg:y="52.435cm">
          <draw:text-box>
            <text:p>MX-HT-0.5</text:p>
          </draw:text-box>
        </draw:frame>
        <draw:frame draw:style-name="standard" draw:layer="layout" svg:width="17.086cm" svg:height="5.981cm" svg:x="3.195cm" svg:y="58.6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/>
              <table:table-cell>
                <text:p>C=C</text:p>
              </table:table-cell>
              <table:table-cell>
                <text:p>C-C</text:p>
              </table:table-cell>
              <table:table-cell>
                <text:p>C-O-C</text:p>
              </table:table-cell>
              <table:table-cell>
                <text:p>C-Ti</text:p>
              </table:table-cell>
              <table:table-cell>
                <text:p>shake-up</text:p>
              </table:table-cell>
            </table:table-row>
            <table:table-row table:style-name="ro1" table:default-cell-style-name="bg-none">
              <table:table-cell>
                <text:p>UT</text:p>
              </table:table-cell>
              <table:table-cell>
                <text:p>284.50</text:p>
              </table:table-cell>
              <table:table-cell>
                <text:p>284.81</text:p>
              </table:table-cell>
              <table:table-cell>
                <text:p>286.00</text:p>
              </table:table-cell>
              <table:table-cell>
                <text:p>-</text:p>
              </table:table-cell>
              <table:table-cell>
                <text:p>290.73</text:p>
              </table:table-cell>
            </table:table-row>
            <table:table-row table:style-name="ro1" table:default-cell-style-name="bg-none">
              <table:table-cell>
                <text:p>HT</text:p>
              </table:table-cell>
              <table:table-cell>
                <text:p>284.5</text:p>
              </table:table-cell>
              <table:table-cell>
                <text:p>284.81</text:p>
              </table:table-cell>
              <table:table-cell>
                <text:p>286.10</text:p>
              </table:table-cell>
              <table:table-cell>
                <text:p>-</text:p>
              </table:table-cell>
              <table:table-cell>
                <text:p>290.92</text:p>
              </table:table-cell>
            </table:table-row>
            <table:table-row table:style-name="ro2" table:default-cell-style-name="bg-none">
              <table:table-cell>
                <text:p>MX-UT-0.5</text:p>
              </table:table-cell>
              <table:table-cell>
                <text:p>284.5</text:p>
              </table:table-cell>
              <table:table-cell>
                <text:p>284.86</text:p>
              </table:table-cell>
              <table:table-cell>
                <text:p>285.90</text:p>
              </table:table-cell>
              <table:table-cell>
                <text:p>281.99</text:p>
              </table:table-cell>
              <table:table-cell>
                <text:p>290.92</text:p>
              </table:table-cell>
            </table:table-row>
            <table:table-row table:style-name="ro2" table:default-cell-style-name="bg-none">
              <table:table-cell>
                <text:p>MX-HT-0.5</text:p>
              </table:table-cell>
              <table:table-cell>
                <text:p>284.5</text:p>
              </table:table-cell>
              <table:table-cell>
                <text:p>284.83</text:p>
              </table:table-cell>
              <table:table-cell>
                <text:p>285.23</text:p>
              </table:table-cell>
              <table:table-cell>
                <text:p>282.01</text:p>
              </table:table-cell>
              <table:table-cell>
                <text:p>290.55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66.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editing-duration>PT28S</meta:editing-duration>
    <dc:date>2023-05-26T14:34:57.780091354</dc:date>
    <meta:document-statistic meta:object-count="9"/>
    <meta:generator>LibreOffice/7.5.3.2$Linux_X86_64 LibreOffice_project/9f56dff12ba03b9acd7730a5a481eea045e468f3</meta:generator>
  </office:meta>
</office:document-meta>
</file>